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47f4" officeooo:paragraph-rsid="001147f4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147f4" officeooo:paragraph-rsid="001147f4" style:font-weight-asian="normal" style:font-weight-complex="normal"/>
    </style:style>
    <style:style style:name="P3" style:family="paragraph" style:parent-style-name="Standard" style:list-style-name="L1">
      <style:text-properties style:text-underline-style="none" fo:font-weight="normal" officeooo:rsid="001147f4" officeooo:paragraph-rsid="001147f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Loop Practice Questions</text:p>
      <text:p text:style-name="P1"/>
      <text:list xml:id="list44711719915527139" text:style-name="L1">
        <text:list-item>
          <text:p text:style-name="P3">User for loop to print following outputs</text:p>
          <text:list>
            <text:list-item>
              <text:p text:style-name="P3">Ask user input and print numbers less than user input number</text:p>
              <text:list>
                <text:list-item>
                  <text:p text:style-name="P3">Example :</text:p>
                  <text:list>
                    <text:list-item>
                      <text:p text:style-name="P3">Input Enter Number 10</text:p>
                    </text:list-item>
                    <text:list-item>
                      <text:p text:style-name="P3">Output be like 0,1,2,3,4,5,6,7,8,9</text:p>
                    </text:list-item>
                  </text:list>
                </text:list-item>
              </text:list>
            </text:list-item>
            <text:list-item>
              <text:p text:style-name="P3">Ask user input and print all even number less than user input number</text:p>
              <text:list>
                <text:list-item>
                  <text:p text:style-name="P3">Example:</text:p>
                  <text:list>
                    <text:list-item>
                      <text:p text:style-name="P3">Input: Enter Number 26</text:p>
                    </text:list-item>
                    <text:list-item>
                      <text:p text:style-name="P3">Ouput be like: 2,4,6,8,10,12,14,16,18,20,22,24</text:p>
                    </text:list-item>
                  </text:list>
                </text:list-item>
              </text:list>
            </text:list-item>
            <text:list-item>
              <text:p text:style-name="P3">Ask user input and print all odd number less than user input number.</text:p>
            </text:list-item>
          </text:list>
        </text:list-item>
      </text:list>
      <text:p text:style-name="P2"><text:tab/><text:tab/>Example:</text:p>
      <text:list xml:id="list191689433724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3">Input: Enter Number 26</text:p>
                    </text:list-item>
                    <text:list-item>
                      <text:p text:style-name="P3">Ouput be like: 1,3,5,7,9,11,13,15,17,19,21,23,25</text:p>
                    </text:list-item>
                  </text:list>
                </text:list-item>
              </text:list>
            </text:list-item>
            <text:list-item>
              <text:p text:style-name="P3">Ask user input and print multiplication table for user input number</text:p>
              <text:list>
                <text:list-item>
                  <text:p text:style-name="P3">example:</text:p>
                  <text:list>
                    <text:list-item>
                      <text:p text:style-name="P3">Input : Enter Number 8</text:p>
                    </text:list-item>
                    <text:list-item>
                      <text:p text:style-name="P3">Output be like </text:p>
                      <text:list>
                        <text:list-item>
                          <text:p text:style-name="P3">1*8=8</text:p>
                        </text:list-item>
                        <text:list-item>
                          <text:p text:style-name="P3">2*8=16</text:p>
                        </text:list-item>
                        <text:list-item>
                          <text:p text:style-name="P3">3*8=24</text:p>
                        </text:list-item>
                        <text:list-item>
                          <text:p text:style-name="P3">4*8=32</text:p>
                        </text:list-item>
                        <text:list-item>
                          <text:p text:style-name="P3">5*8=40 and so on til 20*8=160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Sum all natural number under user given input</text:p>
              <text:list>
                <text:list-item>
                  <text:p text:style-name="P3">Input : Enter a number 10</text:p>
                </text:list-item>
                <text:list-item>
                  <text:p text:style-name="P3">Output be like, 55 (1+2+3+4+5+6+7+8+9+10)</text:p>
                </text:list-item>
              </text:list>
            </text:list-item>
            <text:list-item>
              <text:p text:style-name="P3">Print prime numbers under 100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00:07:00.048180158</meta:creation-date>
    <dc:date>2018-03-29T00:19:14.983235611</dc:date>
    <meta:editing-duration>PT9S</meta:editing-duration>
    <meta:editing-cycles>1</meta:editing-cycles>
    <meta:document-statistic meta:table-count="0" meta:image-count="0" meta:object-count="0" meta:page-count="1" meta:paragraph-count="27" meta:word-count="155" meta:character-count="812" meta:non-whitespace-character-count="706"/>
    <meta:generator>LibreOffice/5.1.6.2$Linux_X86_64 LibreOffice_project/10m0$Build-2</meta:generator>
  </office:meta>
</office:document-meta>
</file>